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ValidationPostProcessorTests.testSizeConstraintSatis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ValidationPostProcessorTests.testNotNullConstraintAfter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ValidationPostProcessorTests.testNotNullConstraintSatis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tNullConstrained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InitConstraint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ConstrainedBean.setTest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ConstrainedBean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ValidationPostProcessorTests.testSize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fterInitConstraintBean.asyn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ValidationPostProcessorTests.testNotNullConstraintAfterInitializationWith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fterInitConstraint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ValidationPostProcessorTests.testNotNull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fterInitConstraintBean.setTest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Constrained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NullConstrainedBean.setStringValue(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